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automatic-styles>
    <style:style style:name="HeaderPara" style:family="paragraph" style:display-name="HeaderPara">
      <style:text-properties fo:font-weight="bold" style:font-weight-asian="bold" style:font-weight-complex="bold"/>
    </style:style>
    <style:style style:name="HeaderCell" style:family="table-cell" style:display-name="HeaderCell">
      <style:text-properties fo:font-weight="bold" style:font-weight-asian="bold" style:font-weight-complex="bold"/>
    </style:style>
    <style:style style:name="BoldCell" style:family="table-cell" style:display-name="BoldCell">
      <style:text-properties fo:font-weight="bold" style:font-weight-asian="bold" style:font-weight-complex="bold"/>
    </style:style>
  </office:automatic-styles>
  <office:body>
    <office:spreadsheet>
      <table:table table:name="Crypto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Changes</text:p>
          </table:table-cell>
          <table:table-cell table:style-name="HeaderCell">
            <text:p text:style-name="HeaderPara">Status</text:p>
          </table:table-cell>
          <table:table-cell table:style-name="HeaderCell">
            <text:p text:style-name="HeaderPara">NEA0</text:p>
          </table:table-cell>
          <table:table-cell table:style-name="HeaderCell">
            <text:p text:style-name="HeaderPara">NEA1</text:p>
          </table:table-cell>
          <table:table-cell table:style-name="HeaderCell">
            <text:p text:style-name="HeaderPara">NEA2</text:p>
          </table:table-cell>
          <table:table-cell table:style-name="HeaderCell">
            <text:p text:style-name="HeaderPara">NIA1</text:p>
          </table:table-cell>
          <table:table-cell table:style-name="HeaderCell">
            <text:p text:style-name="HeaderPara">NIA2</text:p>
          </table:table-cell>
        </table:table-row>
        <table:table-row>
          <table:table-cell>
            <text:p>2G C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G PS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ENC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G NAS INT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ENC</text:p>
          </table:table-cell>
          <table:table-cell>
            <text:p>1165</text:p>
          </table:table-cell>
          <table:table-cell table:style-name="BoldCell">
            <text:p text:style-name="HeaderPara">Fail</text:p>
          </table:table-cell>
          <table:table-cell>
            <text:p>286</text:p>
          </table:table-cell>
          <table:table-cell>
            <text:p>585</text:p>
          </table:table-cell>
          <table:table-cell>
            <text:p>294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RRC INT</text:p>
          </table:table-cell>
          <table:table-cell>
            <text:p>1165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02</text:p>
          </table:table-cell>
          <table:table-cell>
            <text:p>863</text:p>
          </table:table-cell>
        </table:table-row>
        <table:table-row>
          <table:table-cell>
            <text:p>5G NAS ENC</text:p>
          </table:table-cell>
          <table:table-cell>
            <text:p>600</text:p>
          </table:table-cell>
          <table:table-cell table:style-name="BoldCell">
            <text:p text:style-name="HeaderPara">Fail</text:p>
          </table:table-cell>
          <table:table-cell>
            <text:p>150</text:p>
          </table:table-cell>
          <table:table-cell>
            <text:p>150</text:p>
          </table:table-cell>
          <table:table-cell>
            <text:p>30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G NAS INT</text:p>
          </table:table-cell>
          <table:table-cell>
            <text:p>600</text:p>
          </table:table-cell>
          <table:table-cell table:style-name="BoldCell">
            <text:p text:style-name="HeaderPara">Pas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00</text:p>
          </table:table-cell>
          <table:table-cell>
            <text:p>300</text:p>
          </table:table-cell>
        </table:table-row>
      </table:table>
      <table:table table:name="IDs Messages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Timestamp</text:p>
          </table:table-cell>
          <table:table-cell table:style-name="HeaderCell">
            <text:p text:style-name="HeaderPara">Domain</text:p>
          </table:table-cell>
          <table:table-cell table:style-name="HeaderCell">
            <text:p text:style-name="HeaderPara">Message</text:p>
          </table:table-cell>
          <table:table-cell table:style-name="HeaderCell">
            <text:p text:style-name="HeaderPara">ID Type</text:p>
          </table:table-cell>
          <table:table-cell table:style-name="HeaderCell">
            <text:p text:style-name="HeaderPara">ID</text:p>
          </table:table-cell>
        </table:table-row>
        <table:table-row>
          <table:table-cell>
            <text:p>5G NAS ID</text:p>
          </table:table-cell>
          <table:table-cell>
            <text:p>2025-09-29 22:1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3b</text:p>
          </table:table-cell>
        </table:table-row>
        <table:table-row>
          <table:table-cell>
            <text:p>5G NAS ID</text:p>
          </table:table-cell>
          <table:table-cell>
            <text:p>2025-09-29 22:16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5</text:p>
          </table:table-cell>
        </table:table-row>
        <table:table-row>
          <table:table-cell>
            <text:p>5G NAS ID</text:p>
          </table:table-cell>
          <table:table-cell>
            <text:p>2025-09-29 22:1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9</text:p>
          </table:table-cell>
        </table:table-row>
        <table:table-row>
          <table:table-cell>
            <text:p>5G NAS ID</text:p>
          </table:table-cell>
          <table:table-cell>
            <text:p>2025-09-29 22:19:3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3</text:p>
          </table:table-cell>
        </table:table-row>
        <table:table-row>
          <table:table-cell>
            <text:p>5G NAS ID</text:p>
          </table:table-cell>
          <table:table-cell>
            <text:p>2025-09-29 22:2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e</text:p>
          </table:table-cell>
        </table:table-row>
        <table:table-row>
          <table:table-cell>
            <text:p>5G NAS ID</text:p>
          </table:table-cell>
          <table:table-cell>
            <text:p>2025-09-29 22:2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3b</text:p>
          </table:table-cell>
        </table:table-row>
        <table:table-row>
          <table:table-cell>
            <text:p>5G NAS ID</text:p>
          </table:table-cell>
          <table:table-cell>
            <text:p>2025-09-29 22:2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6f</text:p>
          </table:table-cell>
        </table:table-row>
        <table:table-row>
          <table:table-cell>
            <text:p>5G NAS ID</text:p>
          </table:table-cell>
          <table:table-cell>
            <text:p>2025-09-29 22:2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b2</text:p>
          </table:table-cell>
        </table:table-row>
        <table:table-row>
          <table:table-cell>
            <text:p>5G NAS ID</text:p>
          </table:table-cell>
          <table:table-cell>
            <text:p>2025-09-29 22:3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dc</text:p>
          </table:table-cell>
        </table:table-row>
        <table:table-row>
          <table:table-cell>
            <text:p>5G NAS ID</text:p>
          </table:table-cell>
          <table:table-cell>
            <text:p>2025-09-29 22:32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ad</text:p>
          </table:table-cell>
        </table:table-row>
        <table:table-row>
          <table:table-cell>
            <text:p>5G NAS ID</text:p>
          </table:table-cell>
          <table:table-cell>
            <text:p>2025-09-29 22:3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0a</text:p>
          </table:table-cell>
        </table:table-row>
        <table:table-row>
          <table:table-cell>
            <text:p>5G NAS ID</text:p>
          </table:table-cell>
          <table:table-cell>
            <text:p>2025-09-29 22:3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f</text:p>
          </table:table-cell>
        </table:table-row>
        <table:table-row>
          <table:table-cell>
            <text:p>5G NAS ID</text:p>
          </table:table-cell>
          <table:table-cell>
            <text:p>2025-09-29 22:3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8a</text:p>
          </table:table-cell>
        </table:table-row>
        <table:table-row>
          <table:table-cell>
            <text:p>5G NAS ID</text:p>
          </table:table-cell>
          <table:table-cell>
            <text:p>2025-09-29 22:4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e8</text:p>
          </table:table-cell>
        </table:table-row>
        <table:table-row>
          <table:table-cell>
            <text:p>5G NAS ID</text:p>
          </table:table-cell>
          <table:table-cell>
            <text:p>2025-09-29 22:4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72</text:p>
          </table:table-cell>
        </table:table-row>
        <table:table-row>
          <table:table-cell>
            <text:p>5G NAS ID</text:p>
          </table:table-cell>
          <table:table-cell>
            <text:p>2025-09-29 22:4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18</text:p>
          </table:table-cell>
        </table:table-row>
        <table:table-row>
          <table:table-cell>
            <text:p>5G NAS ID</text:p>
          </table:table-cell>
          <table:table-cell>
            <text:p>2025-09-29 22:47:2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1</text:p>
          </table:table-cell>
        </table:table-row>
        <table:table-row>
          <table:table-cell>
            <text:p>5G NAS ID</text:p>
          </table:table-cell>
          <table:table-cell>
            <text:p>2025-09-29 22:4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a9</text:p>
          </table:table-cell>
        </table:table-row>
        <table:table-row>
          <table:table-cell>
            <text:p>5G NAS ID</text:p>
          </table:table-cell>
          <table:table-cell>
            <text:p>2025-09-29 22:5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32</text:p>
          </table:table-cell>
        </table:table-row>
        <table:table-row>
          <table:table-cell>
            <text:p>5G NAS ID</text:p>
          </table:table-cell>
          <table:table-cell>
            <text:p>2025-09-29 22:5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19</text:p>
          </table:table-cell>
        </table:table-row>
        <table:table-row>
          <table:table-cell>
            <text:p>5G NAS ID</text:p>
          </table:table-cell>
          <table:table-cell>
            <text:p>2025-09-29 22:5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7c</text:p>
          </table:table-cell>
        </table:table-row>
        <table:table-row>
          <table:table-cell>
            <text:p>5G NAS ID</text:p>
          </table:table-cell>
          <table:table-cell>
            <text:p>2025-09-29 22:56:4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80</text:p>
          </table:table-cell>
        </table:table-row>
        <table:table-row>
          <table:table-cell>
            <text:p>5G NAS ID</text:p>
          </table:table-cell>
          <table:table-cell>
            <text:p>2025-09-29 22:5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08</text:p>
          </table:table-cell>
        </table:table-row>
        <table:table-row>
          <table:table-cell>
            <text:p>5G NAS ID</text:p>
          </table:table-cell>
          <table:table-cell>
            <text:p>2025-09-29 23:0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99</text:p>
          </table:table-cell>
        </table:table-row>
        <table:table-row>
          <table:table-cell>
            <text:p>5G NAS ID</text:p>
          </table:table-cell>
          <table:table-cell>
            <text:p>2025-09-29 23:0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d6</text:p>
          </table:table-cell>
        </table:table-row>
        <table:table-row>
          <table:table-cell>
            <text:p>5G NAS ID</text:p>
          </table:table-cell>
          <table:table-cell>
            <text:p>2025-09-29 23:0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00</text:p>
          </table:table-cell>
        </table:table-row>
        <table:table-row>
          <table:table-cell>
            <text:p>5G NAS ID</text:p>
          </table:table-cell>
          <table:table-cell>
            <text:p>2025-09-29 23:0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1d</text:p>
          </table:table-cell>
        </table:table-row>
        <table:table-row>
          <table:table-cell>
            <text:p>5G NAS ID</text:p>
          </table:table-cell>
          <table:table-cell>
            <text:p>2025-09-29 23:1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73</text:p>
          </table:table-cell>
        </table:table-row>
        <table:table-row>
          <table:table-cell>
            <text:p>5G NAS ID</text:p>
          </table:table-cell>
          <table:table-cell>
            <text:p>2025-09-29 23:1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1</text:p>
          </table:table-cell>
        </table:table-row>
        <table:table-row>
          <table:table-cell>
            <text:p>5G NAS ID</text:p>
          </table:table-cell>
          <table:table-cell>
            <text:p>2025-09-29 23:1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68</text:p>
          </table:table-cell>
        </table:table-row>
        <table:table-row>
          <table:table-cell>
            <text:p>5G NAS ID</text:p>
          </table:table-cell>
          <table:table-cell>
            <text:p>2025-09-29 23:1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d9</text:p>
          </table:table-cell>
        </table:table-row>
        <table:table-row>
          <table:table-cell>
            <text:p>5G NAS ID</text:p>
          </table:table-cell>
          <table:table-cell>
            <text:p>2025-09-29 23:2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03</text:p>
          </table:table-cell>
        </table:table-row>
        <table:table-row>
          <table:table-cell>
            <text:p>5G NAS ID</text:p>
          </table:table-cell>
          <table:table-cell>
            <text:p>2025-09-29 23:2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48</text:p>
          </table:table-cell>
        </table:table-row>
        <table:table-row>
          <table:table-cell>
            <text:p>5G NAS ID</text:p>
          </table:table-cell>
          <table:table-cell>
            <text:p>2025-09-29 23:23:5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67</text:p>
          </table:table-cell>
        </table:table-row>
        <table:table-row>
          <table:table-cell>
            <text:p>5G NAS ID</text:p>
          </table:table-cell>
          <table:table-cell>
            <text:p>2025-09-29 23:2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2b</text:p>
          </table:table-cell>
        </table:table-row>
        <table:table-row>
          <table:table-cell>
            <text:p>5G NAS ID</text:p>
          </table:table-cell>
          <table:table-cell>
            <text:p>2025-09-29 23:26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d3</text:p>
          </table:table-cell>
        </table:table-row>
        <table:table-row>
          <table:table-cell>
            <text:p>5G NAS ID</text:p>
          </table:table-cell>
          <table:table-cell>
            <text:p>2025-09-29 23:2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0c</text:p>
          </table:table-cell>
        </table:table-row>
        <table:table-row>
          <table:table-cell>
            <text:p>5G NAS ID</text:p>
          </table:table-cell>
          <table:table-cell>
            <text:p>2025-09-29 23:3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6</text:p>
          </table:table-cell>
        </table:table-row>
        <table:table-row>
          <table:table-cell>
            <text:p>5G NAS ID</text:p>
          </table:table-cell>
          <table:table-cell>
            <text:p>2025-09-29 23:3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40</text:p>
          </table:table-cell>
        </table:table-row>
        <table:table-row>
          <table:table-cell>
            <text:p>5G NAS ID</text:p>
          </table:table-cell>
          <table:table-cell>
            <text:p>2025-09-29 23:3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06</text:p>
          </table:table-cell>
        </table:table-row>
        <table:table-row>
          <table:table-cell>
            <text:p>5G NAS ID</text:p>
          </table:table-cell>
          <table:table-cell>
            <text:p>2025-09-29 23:3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8</text:p>
          </table:table-cell>
        </table:table-row>
        <table:table-row>
          <table:table-cell>
            <text:p>5G NAS ID</text:p>
          </table:table-cell>
          <table:table-cell>
            <text:p>2025-09-29 23:4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e2</text:p>
          </table:table-cell>
        </table:table-row>
        <table:table-row>
          <table:table-cell>
            <text:p>5G NAS ID</text:p>
          </table:table-cell>
          <table:table-cell>
            <text:p>2025-09-29 23:4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eb</text:p>
          </table:table-cell>
        </table:table-row>
        <table:table-row>
          <table:table-cell>
            <text:p>5G NAS ID</text:p>
          </table:table-cell>
          <table:table-cell>
            <text:p>2025-09-29 23:44:22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45</text:p>
          </table:table-cell>
        </table:table-row>
        <table:table-row>
          <table:table-cell>
            <text:p>5G NAS ID</text:p>
          </table:table-cell>
          <table:table-cell>
            <text:p>2025-09-29 23:4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b9</text:p>
          </table:table-cell>
        </table:table-row>
        <table:table-row>
          <table:table-cell>
            <text:p>5G NAS ID</text:p>
          </table:table-cell>
          <table:table-cell>
            <text:p>2025-09-29 23:4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df</text:p>
          </table:table-cell>
        </table:table-row>
        <table:table-row>
          <table:table-cell>
            <text:p>5G NAS ID</text:p>
          </table:table-cell>
          <table:table-cell>
            <text:p>2025-09-29 23:5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d6</text:p>
          </table:table-cell>
        </table:table-row>
        <table:table-row>
          <table:table-cell>
            <text:p>5G NAS ID</text:p>
          </table:table-cell>
          <table:table-cell>
            <text:p>2025-09-29 23:52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f3</text:p>
          </table:table-cell>
        </table:table-row>
        <table:table-row>
          <table:table-cell>
            <text:p>5G NAS ID</text:p>
          </table:table-cell>
          <table:table-cell>
            <text:p>2025-09-29 23:5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8e</text:p>
          </table:table-cell>
        </table:table-row>
        <table:table-row>
          <table:table-cell>
            <text:p>5G NAS ID</text:p>
          </table:table-cell>
          <table:table-cell>
            <text:p>2025-09-29 23:54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d0</text:p>
          </table:table-cell>
        </table:table-row>
        <table:table-row>
          <table:table-cell>
            <text:p>5G NAS ID</text:p>
          </table:table-cell>
          <table:table-cell>
            <text:p>2025-09-29 23:5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7</text:p>
          </table:table-cell>
        </table:table-row>
        <table:table-row>
          <table:table-cell>
            <text:p>5G NAS ID</text:p>
          </table:table-cell>
          <table:table-cell>
            <text:p>2025-09-29 23:5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25</text:p>
          </table:table-cell>
        </table:table-row>
        <table:table-row>
          <table:table-cell>
            <text:p>5G NAS ID</text:p>
          </table:table-cell>
          <table:table-cell>
            <text:p>2025-09-30 00:0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66</text:p>
          </table:table-cell>
        </table:table-row>
        <table:table-row>
          <table:table-cell>
            <text:p>5G NAS ID</text:p>
          </table:table-cell>
          <table:table-cell>
            <text:p>2025-09-30 00:0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a</text:p>
          </table:table-cell>
        </table:table-row>
        <table:table-row>
          <table:table-cell>
            <text:p>5G NAS ID</text:p>
          </table:table-cell>
          <table:table-cell>
            <text:p>2025-09-30 00:0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ff</text:p>
          </table:table-cell>
        </table:table-row>
        <table:table-row>
          <table:table-cell>
            <text:p>5G NAS ID</text:p>
          </table:table-cell>
          <table:table-cell>
            <text:p>2025-09-30 00:06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24</text:p>
          </table:table-cell>
        </table:table-row>
        <table:table-row>
          <table:table-cell>
            <text:p>5G NAS ID</text:p>
          </table:table-cell>
          <table:table-cell>
            <text:p>2025-09-30 00:0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91</text:p>
          </table:table-cell>
        </table:table-row>
        <table:table-row>
          <table:table-cell>
            <text:p>5G NAS ID</text:p>
          </table:table-cell>
          <table:table-cell>
            <text:p>2025-09-30 00:1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02</text:p>
          </table:table-cell>
        </table:table-row>
        <table:table-row>
          <table:table-cell>
            <text:p>5G NAS ID</text:p>
          </table:table-cell>
          <table:table-cell>
            <text:p>2025-09-30 00:1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78</text:p>
          </table:table-cell>
        </table:table-row>
        <table:table-row>
          <table:table-cell>
            <text:p>5G NAS ID</text:p>
          </table:table-cell>
          <table:table-cell>
            <text:p>2025-09-30 00:1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b2</text:p>
          </table:table-cell>
        </table:table-row>
        <table:table-row>
          <table:table-cell>
            <text:p>5G NAS ID</text:p>
          </table:table-cell>
          <table:table-cell>
            <text:p>2025-09-30 00:17:39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a3</text:p>
          </table:table-cell>
        </table:table-row>
        <table:table-row>
          <table:table-cell>
            <text:p>5G NAS ID</text:p>
          </table:table-cell>
          <table:table-cell>
            <text:p>2025-09-30 00:1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41</text:p>
          </table:table-cell>
        </table:table-row>
        <table:table-row>
          <table:table-cell>
            <text:p>5G NAS ID</text:p>
          </table:table-cell>
          <table:table-cell>
            <text:p>2025-09-30 00:19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b6</text:p>
          </table:table-cell>
        </table:table-row>
        <table:table-row>
          <table:table-cell>
            <text:p>5G NAS ID</text:p>
          </table:table-cell>
          <table:table-cell>
            <text:p>2025-09-30 00:2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44</text:p>
          </table:table-cell>
        </table:table-row>
        <table:table-row>
          <table:table-cell>
            <text:p>5G NAS ID</text:p>
          </table:table-cell>
          <table:table-cell>
            <text:p>2025-09-30 00:2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8</text:p>
          </table:table-cell>
        </table:table-row>
        <table:table-row>
          <table:table-cell>
            <text:p>5G NAS ID</text:p>
          </table:table-cell>
          <table:table-cell>
            <text:p>2025-09-30 00:24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ab</text:p>
          </table:table-cell>
        </table:table-row>
        <table:table-row>
          <table:table-cell>
            <text:p>5G NAS ID</text:p>
          </table:table-cell>
          <table:table-cell>
            <text:p>2025-09-30 00:2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19</text:p>
          </table:table-cell>
        </table:table-row>
        <table:table-row>
          <table:table-cell>
            <text:p>5G NAS ID</text:p>
          </table:table-cell>
          <table:table-cell>
            <text:p>2025-09-30 00:26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96</text:p>
          </table:table-cell>
        </table:table-row>
        <table:table-row>
          <table:table-cell>
            <text:p>5G NAS ID</text:p>
          </table:table-cell>
          <table:table-cell>
            <text:p>2025-09-30 00:2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e1</text:p>
          </table:table-cell>
        </table:table-row>
        <table:table-row>
          <table:table-cell>
            <text:p>5G NAS ID</text:p>
          </table:table-cell>
          <table:table-cell>
            <text:p>2025-09-30 00:2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1c</text:p>
          </table:table-cell>
        </table:table-row>
        <table:table-row>
          <table:table-cell>
            <text:p>5G NAS ID</text:p>
          </table:table-cell>
          <table:table-cell>
            <text:p>2025-09-30 00:3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4</text:p>
          </table:table-cell>
        </table:table-row>
        <table:table-row>
          <table:table-cell>
            <text:p>5G NAS ID</text:p>
          </table:table-cell>
          <table:table-cell>
            <text:p>2025-09-30 00:3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6a</text:p>
          </table:table-cell>
        </table:table-row>
        <table:table-row>
          <table:table-cell>
            <text:p>5G NAS ID</text:p>
          </table:table-cell>
          <table:table-cell>
            <text:p>2025-09-30 00:3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7d</text:p>
          </table:table-cell>
        </table:table-row>
        <table:table-row>
          <table:table-cell>
            <text:p>5G NAS ID</text:p>
          </table:table-cell>
          <table:table-cell>
            <text:p>2025-09-30 00:3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ed</text:p>
          </table:table-cell>
        </table:table-row>
        <table:table-row>
          <table:table-cell>
            <text:p>5G NAS ID</text:p>
          </table:table-cell>
          <table:table-cell>
            <text:p>2025-09-30 00:4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dd</text:p>
          </table:table-cell>
        </table:table-row>
        <table:table-row>
          <table:table-cell>
            <text:p>5G NAS ID</text:p>
          </table:table-cell>
          <table:table-cell>
            <text:p>2025-09-30 00:41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20</text:p>
          </table:table-cell>
        </table:table-row>
        <table:table-row>
          <table:table-cell>
            <text:p>5G NAS ID</text:p>
          </table:table-cell>
          <table:table-cell>
            <text:p>2025-09-30 00:4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12</text:p>
          </table:table-cell>
        </table:table-row>
        <table:table-row>
          <table:table-cell>
            <text:p>5G NAS ID</text:p>
          </table:table-cell>
          <table:table-cell>
            <text:p>2025-09-30 00:4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47</text:p>
          </table:table-cell>
        </table:table-row>
        <table:table-row>
          <table:table-cell>
            <text:p>5G NAS ID</text:p>
          </table:table-cell>
          <table:table-cell>
            <text:p>2025-09-30 00:47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f6</text:p>
          </table:table-cell>
        </table:table-row>
        <table:table-row>
          <table:table-cell>
            <text:p>5G NAS ID</text:p>
          </table:table-cell>
          <table:table-cell>
            <text:p>2025-09-30 00:4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16</text:p>
          </table:table-cell>
        </table:table-row>
        <table:table-row>
          <table:table-cell>
            <text:p>5G NAS ID</text:p>
          </table:table-cell>
          <table:table-cell>
            <text:p>2025-09-30 00:5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28</text:p>
          </table:table-cell>
        </table:table-row>
        <table:table-row>
          <table:table-cell>
            <text:p>5G NAS ID</text:p>
          </table:table-cell>
          <table:table-cell>
            <text:p>2025-09-30 00:5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9c</text:p>
          </table:table-cell>
        </table:table-row>
        <table:table-row>
          <table:table-cell>
            <text:p>5G NAS ID</text:p>
          </table:table-cell>
          <table:table-cell>
            <text:p>2025-09-30 00:5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99</text:p>
          </table:table-cell>
        </table:table-row>
        <table:table-row>
          <table:table-cell>
            <text:p>5G NAS ID</text:p>
          </table:table-cell>
          <table:table-cell>
            <text:p>2025-09-30 00:5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d3</text:p>
          </table:table-cell>
        </table:table-row>
        <table:table-row>
          <table:table-cell>
            <text:p>5G NAS ID</text:p>
          </table:table-cell>
          <table:table-cell>
            <text:p>2025-09-30 00:59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ce</text:p>
          </table:table-cell>
        </table:table-row>
        <table:table-row>
          <table:table-cell>
            <text:p>5G NAS ID</text:p>
          </table:table-cell>
          <table:table-cell>
            <text:p>2025-09-30 01:0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87</text:p>
          </table:table-cell>
        </table:table-row>
        <table:table-row>
          <table:table-cell>
            <text:p>5G NAS ID</text:p>
          </table:table-cell>
          <table:table-cell>
            <text:p>2025-09-30 01:02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5d</text:p>
          </table:table-cell>
        </table:table-row>
        <table:table-row>
          <table:table-cell>
            <text:p>5G NAS ID</text:p>
          </table:table-cell>
          <table:table-cell>
            <text:p>2025-09-30 01:0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7a</text:p>
          </table:table-cell>
        </table:table-row>
        <table:table-row>
          <table:table-cell>
            <text:p>5G NAS ID</text:p>
          </table:table-cell>
          <table:table-cell>
            <text:p>2025-09-30 01:0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f4</text:p>
          </table:table-cell>
        </table:table-row>
        <table:table-row>
          <table:table-cell>
            <text:p>5G NAS ID</text:p>
          </table:table-cell>
          <table:table-cell>
            <text:p>2025-09-30 01:0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ed</text:p>
          </table:table-cell>
        </table:table-row>
        <table:table-row>
          <table:table-cell>
            <text:p>5G NAS ID</text:p>
          </table:table-cell>
          <table:table-cell>
            <text:p>2025-09-30 01:1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1b</text:p>
          </table:table-cell>
        </table:table-row>
        <table:table-row>
          <table:table-cell>
            <text:p>5G NAS ID</text:p>
          </table:table-cell>
          <table:table-cell>
            <text:p>2025-09-30 01:11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fe</text:p>
          </table:table-cell>
        </table:table-row>
        <table:table-row>
          <table:table-cell>
            <text:p>5G NAS ID</text:p>
          </table:table-cell>
          <table:table-cell>
            <text:p>2025-09-30 01:1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cd</text:p>
          </table:table-cell>
        </table:table-row>
        <table:table-row>
          <table:table-cell>
            <text:p>5G NAS ID</text:p>
          </table:table-cell>
          <table:table-cell>
            <text:p>2025-09-30 01:1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77</text:p>
          </table:table-cell>
        </table:table-row>
        <table:table-row>
          <table:table-cell>
            <text:p>5G NAS ID</text:p>
          </table:table-cell>
          <table:table-cell>
            <text:p>2025-09-30 01:1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67</text:p>
          </table:table-cell>
        </table:table-row>
        <table:table-row>
          <table:table-cell>
            <text:p>5G NAS ID</text:p>
          </table:table-cell>
          <table:table-cell>
            <text:p>2025-09-30 01:19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ad</text:p>
          </table:table-cell>
        </table:table-row>
        <table:table-row>
          <table:table-cell>
            <text:p>5G NAS ID</text:p>
          </table:table-cell>
          <table:table-cell>
            <text:p>2025-09-30 01:2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da</text:p>
          </table:table-cell>
        </table:table-row>
        <table:table-row>
          <table:table-cell>
            <text:p>5G NAS ID</text:p>
          </table:table-cell>
          <table:table-cell>
            <text:p>2025-09-30 01:2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f9</text:p>
          </table:table-cell>
        </table:table-row>
        <table:table-row>
          <table:table-cell>
            <text:p>5G NAS ID</text:p>
          </table:table-cell>
          <table:table-cell>
            <text:p>2025-09-30 01:24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3e</text:p>
          </table:table-cell>
        </table:table-row>
        <table:table-row>
          <table:table-cell>
            <text:p>5G NAS ID</text:p>
          </table:table-cell>
          <table:table-cell>
            <text:p>2025-09-30 01:2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56</text:p>
          </table:table-cell>
        </table:table-row>
        <table:table-row>
          <table:table-cell>
            <text:p>5G NAS ID</text:p>
          </table:table-cell>
          <table:table-cell>
            <text:p>2025-09-30 01:2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4</text:p>
          </table:table-cell>
        </table:table-row>
        <table:table-row>
          <table:table-cell>
            <text:p>5G NAS ID</text:p>
          </table:table-cell>
          <table:table-cell>
            <text:p>2025-09-30 01:3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b4</text:p>
          </table:table-cell>
        </table:table-row>
        <table:table-row>
          <table:table-cell>
            <text:p>5G NAS ID</text:p>
          </table:table-cell>
          <table:table-cell>
            <text:p>2025-09-30 01:32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bb</text:p>
          </table:table-cell>
        </table:table-row>
        <table:table-row>
          <table:table-cell>
            <text:p>5G NAS ID</text:p>
          </table:table-cell>
          <table:table-cell>
            <text:p>2025-09-30 01:3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c9</text:p>
          </table:table-cell>
        </table:table-row>
        <table:table-row>
          <table:table-cell>
            <text:p>5G NAS ID</text:p>
          </table:table-cell>
          <table:table-cell>
            <text:p>2025-09-30 01:3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f6</text:p>
          </table:table-cell>
        </table:table-row>
        <table:table-row>
          <table:table-cell>
            <text:p>5G NAS ID</text:p>
          </table:table-cell>
          <table:table-cell>
            <text:p>2025-09-30 01:3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e6</text:p>
          </table:table-cell>
        </table:table-row>
        <table:table-row>
          <table:table-cell>
            <text:p>5G NAS ID</text:p>
          </table:table-cell>
          <table:table-cell>
            <text:p>2025-09-30 01:3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12</text:p>
          </table:table-cell>
        </table:table-row>
        <table:table-row>
          <table:table-cell>
            <text:p>5G NAS ID</text:p>
          </table:table-cell>
          <table:table-cell>
            <text:p>2025-09-30 01:40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fc</text:p>
          </table:table-cell>
        </table:table-row>
        <table:table-row>
          <table:table-cell>
            <text:p>5G NAS ID</text:p>
          </table:table-cell>
          <table:table-cell>
            <text:p>2025-09-30 01:4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17</text:p>
          </table:table-cell>
        </table:table-row>
        <table:table-row>
          <table:table-cell>
            <text:p>5G NAS ID</text:p>
          </table:table-cell>
          <table:table-cell>
            <text:p>2025-09-30 01:4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4b</text:p>
          </table:table-cell>
        </table:table-row>
        <table:table-row>
          <table:table-cell>
            <text:p>5G NAS ID</text:p>
          </table:table-cell>
          <table:table-cell>
            <text:p>2025-09-30 01:47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1a</text:p>
          </table:table-cell>
        </table:table-row>
        <table:table-row>
          <table:table-cell>
            <text:p>5G NAS ID</text:p>
          </table:table-cell>
          <table:table-cell>
            <text:p>2025-09-30 01:48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d9</text:p>
          </table:table-cell>
        </table:table-row>
        <table:table-row>
          <table:table-cell>
            <text:p>5G NAS ID</text:p>
          </table:table-cell>
          <table:table-cell>
            <text:p>2025-09-30 01:5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e5</text:p>
          </table:table-cell>
        </table:table-row>
        <table:table-row>
          <table:table-cell>
            <text:p>5G NAS ID</text:p>
          </table:table-cell>
          <table:table-cell>
            <text:p>2025-09-30 01:52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22</text:p>
          </table:table-cell>
        </table:table-row>
        <table:table-row>
          <table:table-cell>
            <text:p>5G NAS ID</text:p>
          </table:table-cell>
          <table:table-cell>
            <text:p>2025-09-30 01:53:1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51</text:p>
          </table:table-cell>
        </table:table-row>
        <table:table-row>
          <table:table-cell>
            <text:p>5G NAS ID</text:p>
          </table:table-cell>
          <table:table-cell>
            <text:p>2025-09-30 01:5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1</text:p>
          </table:table-cell>
        </table:table-row>
        <table:table-row>
          <table:table-cell>
            <text:p>5G NAS ID</text:p>
          </table:table-cell>
          <table:table-cell>
            <text:p>2025-09-30 01:5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e4</text:p>
          </table:table-cell>
        </table:table-row>
        <table:table-row>
          <table:table-cell>
            <text:p>5G NAS ID</text:p>
          </table:table-cell>
          <table:table-cell>
            <text:p>2025-09-30 02:0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d4</text:p>
          </table:table-cell>
        </table:table-row>
        <table:table-row>
          <table:table-cell>
            <text:p>5G NAS ID</text:p>
          </table:table-cell>
          <table:table-cell>
            <text:p>2025-09-30 02:0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3b</text:p>
          </table:table-cell>
        </table:table-row>
        <table:table-row>
          <table:table-cell>
            <text:p>5G NAS ID</text:p>
          </table:table-cell>
          <table:table-cell>
            <text:p>2025-09-30 02:0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e</text:p>
          </table:table-cell>
        </table:table-row>
        <table:table-row>
          <table:table-cell>
            <text:p>5G NAS ID</text:p>
          </table:table-cell>
          <table:table-cell>
            <text:p>2025-09-30 02:07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29</text:p>
          </table:table-cell>
        </table:table-row>
        <table:table-row>
          <table:table-cell>
            <text:p>5G NAS ID</text:p>
          </table:table-cell>
          <table:table-cell>
            <text:p>2025-09-30 02:0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21</text:p>
          </table:table-cell>
        </table:table-row>
        <table:table-row>
          <table:table-cell>
            <text:p>5G NAS ID</text:p>
          </table:table-cell>
          <table:table-cell>
            <text:p>2025-09-30 02:0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67</text:p>
          </table:table-cell>
        </table:table-row>
        <table:table-row>
          <table:table-cell>
            <text:p>5G NAS ID</text:p>
          </table:table-cell>
          <table:table-cell>
            <text:p>2025-09-30 02:1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3b</text:p>
          </table:table-cell>
        </table:table-row>
        <table:table-row>
          <table:table-cell>
            <text:p>5G NAS ID</text:p>
          </table:table-cell>
          <table:table-cell>
            <text:p>2025-09-30 02:1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08</text:p>
          </table:table-cell>
        </table:table-row>
        <table:table-row>
          <table:table-cell>
            <text:p>5G NAS ID</text:p>
          </table:table-cell>
          <table:table-cell>
            <text:p>2025-09-30 02:15:4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39</text:p>
          </table:table-cell>
        </table:table-row>
        <table:table-row>
          <table:table-cell>
            <text:p>5G NAS ID</text:p>
          </table:table-cell>
          <table:table-cell>
            <text:p>2025-09-30 02:17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4b</text:p>
          </table:table-cell>
        </table:table-row>
        <table:table-row>
          <table:table-cell>
            <text:p>5G NAS ID</text:p>
          </table:table-cell>
          <table:table-cell>
            <text:p>2025-09-30 02:1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aa</text:p>
          </table:table-cell>
        </table:table-row>
        <table:table-row>
          <table:table-cell>
            <text:p>5G NAS ID</text:p>
          </table:table-cell>
          <table:table-cell>
            <text:p>2025-09-30 02:1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42</text:p>
          </table:table-cell>
        </table:table-row>
        <table:table-row>
          <table:table-cell>
            <text:p>5G NAS ID</text:p>
          </table:table-cell>
          <table:table-cell>
            <text:p>2025-09-30 02:2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40</text:p>
          </table:table-cell>
        </table:table-row>
        <table:table-row>
          <table:table-cell>
            <text:p>5G NAS ID</text:p>
          </table:table-cell>
          <table:table-cell>
            <text:p>2025-09-30 02:2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4f</text:p>
          </table:table-cell>
        </table:table-row>
        <table:table-row>
          <table:table-cell>
            <text:p>5G NAS ID</text:p>
          </table:table-cell>
          <table:table-cell>
            <text:p>2025-09-30 02:2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d</text:p>
          </table:table-cell>
        </table:table-row>
        <table:table-row>
          <table:table-cell>
            <text:p>5G NAS ID</text:p>
          </table:table-cell>
          <table:table-cell>
            <text:p>2025-09-30 02:2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b2</text:p>
          </table:table-cell>
        </table:table-row>
        <table:table-row>
          <table:table-cell>
            <text:p>5G NAS ID</text:p>
          </table:table-cell>
          <table:table-cell>
            <text:p>2025-09-30 02:3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b1</text:p>
          </table:table-cell>
        </table:table-row>
        <table:table-row>
          <table:table-cell>
            <text:p>5G NAS ID</text:p>
          </table:table-cell>
          <table:table-cell>
            <text:p>2025-09-30 02:3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dc</text:p>
          </table:table-cell>
        </table:table-row>
        <table:table-row>
          <table:table-cell>
            <text:p>5G NAS ID</text:p>
          </table:table-cell>
          <table:table-cell>
            <text:p>2025-09-30 02:3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5b</text:p>
          </table:table-cell>
        </table:table-row>
        <table:table-row>
          <table:table-cell>
            <text:p>5G NAS ID</text:p>
          </table:table-cell>
          <table:table-cell>
            <text:p>2025-09-30 02:3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17</text:p>
          </table:table-cell>
        </table:table-row>
        <table:table-row>
          <table:table-cell>
            <text:p>5G NAS ID</text:p>
          </table:table-cell>
          <table:table-cell>
            <text:p>2025-09-30 02:4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c9</text:p>
          </table:table-cell>
        </table:table-row>
        <table:table-row>
          <table:table-cell>
            <text:p>5G NAS ID</text:p>
          </table:table-cell>
          <table:table-cell>
            <text:p>2025-09-30 02:4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8d</text:p>
          </table:table-cell>
        </table:table-row>
        <table:table-row>
          <table:table-cell>
            <text:p>5G NAS ID</text:p>
          </table:table-cell>
          <table:table-cell>
            <text:p>2025-09-30 02:4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7d</text:p>
          </table:table-cell>
        </table:table-row>
        <table:table-row>
          <table:table-cell>
            <text:p>5G NAS ID</text:p>
          </table:table-cell>
          <table:table-cell>
            <text:p>2025-09-30 02:4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f3</text:p>
          </table:table-cell>
        </table:table-row>
        <table:table-row>
          <table:table-cell>
            <text:p>5G NAS ID</text:p>
          </table:table-cell>
          <table:table-cell>
            <text:p>2025-09-30 02:5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fa</text:p>
          </table:table-cell>
        </table:table-row>
        <table:table-row>
          <table:table-cell>
            <text:p>5G NAS ID</text:p>
          </table:table-cell>
          <table:table-cell>
            <text:p>2025-09-30 02:5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0b</text:p>
          </table:table-cell>
        </table:table-row>
        <table:table-row>
          <table:table-cell>
            <text:p>5G NAS ID</text:p>
          </table:table-cell>
          <table:table-cell>
            <text:p>2025-09-30 02:5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d2</text:p>
          </table:table-cell>
        </table:table-row>
        <table:table-row>
          <table:table-cell>
            <text:p>5G NAS ID</text:p>
          </table:table-cell>
          <table:table-cell>
            <text:p>2025-09-30 02:56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9a</text:p>
          </table:table-cell>
        </table:table-row>
        <table:table-row>
          <table:table-cell>
            <text:p>5G NAS ID</text:p>
          </table:table-cell>
          <table:table-cell>
            <text:p>2025-09-30 02:5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23</text:p>
          </table:table-cell>
        </table:table-row>
        <table:table-row>
          <table:table-cell>
            <text:p>5G NAS ID</text:p>
          </table:table-cell>
          <table:table-cell>
            <text:p>2025-09-30 02:5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2</text:p>
          </table:table-cell>
        </table:table-row>
        <table:table-row>
          <table:table-cell>
            <text:p>5G NAS ID</text:p>
          </table:table-cell>
          <table:table-cell>
            <text:p>2025-09-30 03:0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a5</text:p>
          </table:table-cell>
        </table:table-row>
        <table:table-row>
          <table:table-cell>
            <text:p>5G NAS ID</text:p>
          </table:table-cell>
          <table:table-cell>
            <text:p>2025-09-30 03:02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2</text:p>
          </table:table-cell>
        </table:table-row>
        <table:table-row>
          <table:table-cell>
            <text:p>5G NAS ID</text:p>
          </table:table-cell>
          <table:table-cell>
            <text:p>2025-09-30 03:0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43</text:p>
          </table:table-cell>
        </table:table-row>
        <table:table-row>
          <table:table-cell>
            <text:p>5G NAS ID</text:p>
          </table:table-cell>
          <table:table-cell>
            <text:p>2025-09-30 03:0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df</text:p>
          </table:table-cell>
        </table:table-row>
        <table:table-row>
          <table:table-cell>
            <text:p>5G NAS ID</text:p>
          </table:table-cell>
          <table:table-cell>
            <text:p>2025-09-30 03:0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30</text:p>
          </table:table-cell>
        </table:table-row>
        <table:table-row>
          <table:table-cell>
            <text:p>5G NAS ID</text:p>
          </table:table-cell>
          <table:table-cell>
            <text:p>2025-09-30 03:0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12</text:p>
          </table:table-cell>
        </table:table-row>
        <table:table-row>
          <table:table-cell>
            <text:p>5G NAS ID</text:p>
          </table:table-cell>
          <table:table-cell>
            <text:p>2025-09-30 03:1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29</text:p>
          </table:table-cell>
        </table:table-row>
        <table:table-row>
          <table:table-cell>
            <text:p>5G NAS ID</text:p>
          </table:table-cell>
          <table:table-cell>
            <text:p>2025-09-30 03:1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21</text:p>
          </table:table-cell>
        </table:table-row>
        <table:table-row>
          <table:table-cell>
            <text:p>5G NAS ID</text:p>
          </table:table-cell>
          <table:table-cell>
            <text:p>2025-09-30 03:1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84</text:p>
          </table:table-cell>
        </table:table-row>
        <table:table-row>
          <table:table-cell>
            <text:p>5G NAS ID</text:p>
          </table:table-cell>
          <table:table-cell>
            <text:p>2025-09-30 03:1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aa</text:p>
          </table:table-cell>
        </table:table-row>
        <table:table-row>
          <table:table-cell>
            <text:p>5G NAS ID</text:p>
          </table:table-cell>
          <table:table-cell>
            <text:p>2025-09-30 03:1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15</text:p>
          </table:table-cell>
        </table:table-row>
        <table:table-row>
          <table:table-cell>
            <text:p>5G NAS ID</text:p>
          </table:table-cell>
          <table:table-cell>
            <text:p>2025-09-30 03:2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c6</text:p>
          </table:table-cell>
        </table:table-row>
        <table:table-row>
          <table:table-cell>
            <text:p>5G NAS ID</text:p>
          </table:table-cell>
          <table:table-cell>
            <text:p>2025-09-30 03:22:2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18</text:p>
          </table:table-cell>
        </table:table-row>
        <table:table-row>
          <table:table-cell>
            <text:p>5G NAS ID</text:p>
          </table:table-cell>
          <table:table-cell>
            <text:p>2025-09-30 03:2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3d</text:p>
          </table:table-cell>
        </table:table-row>
        <table:table-row>
          <table:table-cell>
            <text:p>5G NAS ID</text:p>
          </table:table-cell>
          <table:table-cell>
            <text:p>2025-09-30 03:24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9e</text:p>
          </table:table-cell>
        </table:table-row>
        <table:table-row>
          <table:table-cell>
            <text:p>5G NAS ID</text:p>
          </table:table-cell>
          <table:table-cell>
            <text:p>2025-09-30 03:2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ae</text:p>
          </table:table-cell>
        </table:table-row>
        <table:table-row>
          <table:table-cell>
            <text:p>5G NAS ID</text:p>
          </table:table-cell>
          <table:table-cell>
            <text:p>2025-09-30 03:2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43</text:p>
          </table:table-cell>
        </table:table-row>
        <table:table-row>
          <table:table-cell>
            <text:p>5G NAS ID</text:p>
          </table:table-cell>
          <table:table-cell>
            <text:p>2025-09-30 03:3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9e</text:p>
          </table:table-cell>
        </table:table-row>
        <table:table-row>
          <table:table-cell>
            <text:p>5G NAS ID</text:p>
          </table:table-cell>
          <table:table-cell>
            <text:p>2025-09-30 03:3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e</text:p>
          </table:table-cell>
        </table:table-row>
        <table:table-row>
          <table:table-cell>
            <text:p>5G NAS ID</text:p>
          </table:table-cell>
          <table:table-cell>
            <text:p>2025-09-30 03:35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f</text:p>
          </table:table-cell>
        </table:table-row>
        <table:table-row>
          <table:table-cell>
            <text:p>5G NAS ID</text:p>
          </table:table-cell>
          <table:table-cell>
            <text:p>2025-09-30 03:3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23</text:p>
          </table:table-cell>
        </table:table-row>
        <table:table-row>
          <table:table-cell>
            <text:p>5G NAS ID</text:p>
          </table:table-cell>
          <table:table-cell>
            <text:p>2025-09-30 03:3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20</text:p>
          </table:table-cell>
        </table:table-row>
        <table:table-row>
          <table:table-cell>
            <text:p>5G NAS ID</text:p>
          </table:table-cell>
          <table:table-cell>
            <text:p>2025-09-30 03:4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2f</text:p>
          </table:table-cell>
        </table:table-row>
        <table:table-row>
          <table:table-cell>
            <text:p>5G NAS ID</text:p>
          </table:table-cell>
          <table:table-cell>
            <text:p>2025-09-30 03:41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53</text:p>
          </table:table-cell>
        </table:table-row>
        <table:table-row>
          <table:table-cell>
            <text:p>5G NAS ID</text:p>
          </table:table-cell>
          <table:table-cell>
            <text:p>2025-09-30 03:4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88</text:p>
          </table:table-cell>
        </table:table-row>
        <table:table-row>
          <table:table-cell>
            <text:p>5G NAS ID</text:p>
          </table:table-cell>
          <table:table-cell>
            <text:p>2025-09-30 03:4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60</text:p>
          </table:table-cell>
        </table:table-row>
        <table:table-row>
          <table:table-cell>
            <text:p>5G NAS ID</text:p>
          </table:table-cell>
          <table:table-cell>
            <text:p>2025-09-30 03:4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17</text:p>
          </table:table-cell>
        </table:table-row>
        <table:table-row>
          <table:table-cell>
            <text:p>5G NAS ID</text:p>
          </table:table-cell>
          <table:table-cell>
            <text:p>2025-09-30 03:4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84</text:p>
          </table:table-cell>
        </table:table-row>
        <table:table-row>
          <table:table-cell>
            <text:p>5G NAS ID</text:p>
          </table:table-cell>
          <table:table-cell>
            <text:p>2025-09-30 03:5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99</text:p>
          </table:table-cell>
        </table:table-row>
        <table:table-row>
          <table:table-cell>
            <text:p>5G NAS ID</text:p>
          </table:table-cell>
          <table:table-cell>
            <text:p>2025-09-30 03:52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35</text:p>
          </table:table-cell>
        </table:table-row>
        <table:table-row>
          <table:table-cell>
            <text:p>5G NAS ID</text:p>
          </table:table-cell>
          <table:table-cell>
            <text:p>2025-09-30 03:5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64</text:p>
          </table:table-cell>
        </table:table-row>
        <table:table-row>
          <table:table-cell>
            <text:p>5G NAS ID</text:p>
          </table:table-cell>
          <table:table-cell>
            <text:p>2025-09-30 03:5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48</text:p>
          </table:table-cell>
        </table:table-row>
        <table:table-row>
          <table:table-cell>
            <text:p>5G NAS ID</text:p>
          </table:table-cell>
          <table:table-cell>
            <text:p>2025-09-30 03:5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b4</text:p>
          </table:table-cell>
        </table:table-row>
        <table:table-row>
          <table:table-cell>
            <text:p>5G NAS ID</text:p>
          </table:table-cell>
          <table:table-cell>
            <text:p>2025-09-30 04:0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c2</text:p>
          </table:table-cell>
        </table:table-row>
        <table:table-row>
          <table:table-cell>
            <text:p>5G NAS ID</text:p>
          </table:table-cell>
          <table:table-cell>
            <text:p>2025-09-30 04:02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b</text:p>
          </table:table-cell>
        </table:table-row>
        <table:table-row>
          <table:table-cell>
            <text:p>5G NAS ID</text:p>
          </table:table-cell>
          <table:table-cell>
            <text:p>2025-09-30 04:0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13</text:p>
          </table:table-cell>
        </table:table-row>
        <table:table-row>
          <table:table-cell>
            <text:p>5G NAS ID</text:p>
          </table:table-cell>
          <table:table-cell>
            <text:p>2025-09-30 04:0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84</text:p>
          </table:table-cell>
        </table:table-row>
        <table:table-row>
          <table:table-cell>
            <text:p>5G NAS ID</text:p>
          </table:table-cell>
          <table:table-cell>
            <text:p>2025-09-30 04:0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ef</text:p>
          </table:table-cell>
        </table:table-row>
        <table:table-row>
          <table:table-cell>
            <text:p>5G NAS ID</text:p>
          </table:table-cell>
          <table:table-cell>
            <text:p>2025-09-30 04:09:31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66</text:p>
          </table:table-cell>
        </table:table-row>
        <table:table-row>
          <table:table-cell>
            <text:p>5G NAS ID</text:p>
          </table:table-cell>
          <table:table-cell>
            <text:p>2025-09-30 04:1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7f</text:p>
          </table:table-cell>
        </table:table-row>
        <table:table-row>
          <table:table-cell>
            <text:p>5G NAS ID</text:p>
          </table:table-cell>
          <table:table-cell>
            <text:p>2025-09-30 04:1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ea</text:p>
          </table:table-cell>
        </table:table-row>
        <table:table-row>
          <table:table-cell>
            <text:p>5G NAS ID</text:p>
          </table:table-cell>
          <table:table-cell>
            <text:p>2025-09-30 04:1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8e</text:p>
          </table:table-cell>
        </table:table-row>
        <table:table-row>
          <table:table-cell>
            <text:p>5G NAS ID</text:p>
          </table:table-cell>
          <table:table-cell>
            <text:p>2025-09-30 04:17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0c</text:p>
          </table:table-cell>
        </table:table-row>
        <table:table-row>
          <table:table-cell>
            <text:p>5G NAS ID</text:p>
          </table:table-cell>
          <table:table-cell>
            <text:p>2025-09-30 04:1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92</text:p>
          </table:table-cell>
        </table:table-row>
        <table:table-row>
          <table:table-cell>
            <text:p>5G NAS ID</text:p>
          </table:table-cell>
          <table:table-cell>
            <text:p>2025-09-30 04:2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bc</text:p>
          </table:table-cell>
        </table:table-row>
        <table:table-row>
          <table:table-cell>
            <text:p>5G NAS ID</text:p>
          </table:table-cell>
          <table:table-cell>
            <text:p>2025-09-30 04:2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20</text:p>
          </table:table-cell>
        </table:table-row>
        <table:table-row>
          <table:table-cell>
            <text:p>5G NAS ID</text:p>
          </table:table-cell>
          <table:table-cell>
            <text:p>2025-09-30 04:2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05</text:p>
          </table:table-cell>
        </table:table-row>
        <table:table-row>
          <table:table-cell>
            <text:p>5G NAS ID</text:p>
          </table:table-cell>
          <table:table-cell>
            <text:p>2025-09-30 04:26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11</text:p>
          </table:table-cell>
        </table:table-row>
        <table:table-row>
          <table:table-cell>
            <text:p>5G NAS ID</text:p>
          </table:table-cell>
          <table:table-cell>
            <text:p>2025-09-30 04:2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1c</text:p>
          </table:table-cell>
        </table:table-row>
        <table:table-row>
          <table:table-cell>
            <text:p>5G NAS ID</text:p>
          </table:table-cell>
          <table:table-cell>
            <text:p>2025-09-30 04:3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e</text:p>
          </table:table-cell>
        </table:table-row>
        <table:table-row>
          <table:table-cell>
            <text:p>5G NAS ID</text:p>
          </table:table-cell>
          <table:table-cell>
            <text:p>2025-09-30 04:3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88</text:p>
          </table:table-cell>
        </table:table-row>
        <table:table-row>
          <table:table-cell>
            <text:p>5G NAS ID</text:p>
          </table:table-cell>
          <table:table-cell>
            <text:p>2025-09-30 04:3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9e</text:p>
          </table:table-cell>
        </table:table-row>
        <table:table-row>
          <table:table-cell>
            <text:p>5G NAS ID</text:p>
          </table:table-cell>
          <table:table-cell>
            <text:p>2025-09-30 04:36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45</text:p>
          </table:table-cell>
        </table:table-row>
        <table:table-row>
          <table:table-cell>
            <text:p>5G NAS ID</text:p>
          </table:table-cell>
          <table:table-cell>
            <text:p>2025-09-30 04:3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76</text:p>
          </table:table-cell>
        </table:table-row>
        <table:table-row>
          <table:table-cell>
            <text:p>5G NAS ID</text:p>
          </table:table-cell>
          <table:table-cell>
            <text:p>2025-09-30 04:4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aa</text:p>
          </table:table-cell>
        </table:table-row>
        <table:table-row>
          <table:table-cell>
            <text:p>5G NAS ID</text:p>
          </table:table-cell>
          <table:table-cell>
            <text:p>2025-09-30 04:4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5d</text:p>
          </table:table-cell>
        </table:table-row>
        <table:table-row>
          <table:table-cell>
            <text:p>5G NAS ID</text:p>
          </table:table-cell>
          <table:table-cell>
            <text:p>2025-09-30 04:4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4</text:p>
          </table:table-cell>
        </table:table-row>
        <table:table-row>
          <table:table-cell>
            <text:p>5G NAS ID</text:p>
          </table:table-cell>
          <table:table-cell>
            <text:p>2025-09-30 04:47:0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9f</text:p>
          </table:table-cell>
        </table:table-row>
        <table:table-row>
          <table:table-cell>
            <text:p>5G NAS ID</text:p>
          </table:table-cell>
          <table:table-cell>
            <text:p>2025-09-30 04:4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af</text:p>
          </table:table-cell>
        </table:table-row>
        <table:table-row>
          <table:table-cell>
            <text:p>5G NAS ID</text:p>
          </table:table-cell>
          <table:table-cell>
            <text:p>2025-09-30 04:5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ee</text:p>
          </table:table-cell>
        </table:table-row>
        <table:table-row>
          <table:table-cell>
            <text:p>5G NAS ID</text:p>
          </table:table-cell>
          <table:table-cell>
            <text:p>2025-09-30 04:5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fe</text:p>
          </table:table-cell>
        </table:table-row>
        <table:table-row>
          <table:table-cell>
            <text:p>5G NAS ID</text:p>
          </table:table-cell>
          <table:table-cell>
            <text:p>2025-09-30 04:55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49</text:p>
          </table:table-cell>
        </table:table-row>
        <table:table-row>
          <table:table-cell>
            <text:p>5G NAS ID</text:p>
          </table:table-cell>
          <table:table-cell>
            <text:p>2025-09-30 04:5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4b</text:p>
          </table:table-cell>
        </table:table-row>
        <table:table-row>
          <table:table-cell>
            <text:p>5G NAS ID</text:p>
          </table:table-cell>
          <table:table-cell>
            <text:p>2025-09-30 04:56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e7</text:p>
          </table:table-cell>
        </table:table-row>
        <table:table-row>
          <table:table-cell>
            <text:p>5G NAS ID</text:p>
          </table:table-cell>
          <table:table-cell>
            <text:p>2025-09-30 04:5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7a</text:p>
          </table:table-cell>
        </table:table-row>
        <table:table-row>
          <table:table-cell>
            <text:p>5G NAS ID</text:p>
          </table:table-cell>
          <table:table-cell>
            <text:p>2025-09-30 04:5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18</text:p>
          </table:table-cell>
        </table:table-row>
        <table:table-row>
          <table:table-cell>
            <text:p>5G NAS ID</text:p>
          </table:table-cell>
          <table:table-cell>
            <text:p>2025-09-30 05:0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b3</text:p>
          </table:table-cell>
        </table:table-row>
        <table:table-row>
          <table:table-cell>
            <text:p>5G NAS ID</text:p>
          </table:table-cell>
          <table:table-cell>
            <text:p>2025-09-30 05:02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ad</text:p>
          </table:table-cell>
        </table:table-row>
        <table:table-row>
          <table:table-cell>
            <text:p>5G NAS ID</text:p>
          </table:table-cell>
          <table:table-cell>
            <text:p>2025-09-30 05:0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c2</text:p>
          </table:table-cell>
        </table:table-row>
        <table:table-row>
          <table:table-cell>
            <text:p>5G NAS ID</text:p>
          </table:table-cell>
          <table:table-cell>
            <text:p>2025-09-30 05:0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a</text:p>
          </table:table-cell>
        </table:table-row>
        <table:table-row>
          <table:table-cell>
            <text:p>5G NAS ID</text:p>
          </table:table-cell>
          <table:table-cell>
            <text:p>2025-09-30 05:07:03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00</text:p>
          </table:table-cell>
        </table:table-row>
        <table:table-row>
          <table:table-cell>
            <text:p>5G NAS ID</text:p>
          </table:table-cell>
          <table:table-cell>
            <text:p>2025-09-30 05:0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cc</text:p>
          </table:table-cell>
        </table:table-row>
        <table:table-row>
          <table:table-cell>
            <text:p>5G NAS ID</text:p>
          </table:table-cell>
          <table:table-cell>
            <text:p>2025-09-30 05:1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d3</text:p>
          </table:table-cell>
        </table:table-row>
        <table:table-row>
          <table:table-cell>
            <text:p>5G NAS ID</text:p>
          </table:table-cell>
          <table:table-cell>
            <text:p>2025-09-30 05:13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74</text:p>
          </table:table-cell>
        </table:table-row>
        <table:table-row>
          <table:table-cell>
            <text:p>5G NAS ID</text:p>
          </table:table-cell>
          <table:table-cell>
            <text:p>2025-09-30 05:1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c2</text:p>
          </table:table-cell>
        </table:table-row>
        <table:table-row>
          <table:table-cell>
            <text:p>5G NAS ID</text:p>
          </table:table-cell>
          <table:table-cell>
            <text:p>2025-09-30 05:18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b6</text:p>
          </table:table-cell>
        </table:table-row>
        <table:table-row>
          <table:table-cell>
            <text:p>5G NAS ID</text:p>
          </table:table-cell>
          <table:table-cell>
            <text:p>2025-09-30 05:2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2c</text:p>
          </table:table-cell>
        </table:table-row>
        <table:table-row>
          <table:table-cell>
            <text:p>5G NAS ID</text:p>
          </table:table-cell>
          <table:table-cell>
            <text:p>2025-09-30 05:22:0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68</text:p>
          </table:table-cell>
        </table:table-row>
        <table:table-row>
          <table:table-cell>
            <text:p>5G NAS ID</text:p>
          </table:table-cell>
          <table:table-cell>
            <text:p>2025-09-30 05:2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fd</text:p>
          </table:table-cell>
        </table:table-row>
        <table:table-row>
          <table:table-cell>
            <text:p>5G NAS ID</text:p>
          </table:table-cell>
          <table:table-cell>
            <text:p>2025-09-30 05:25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8a</text:p>
          </table:table-cell>
        </table:table-row>
        <table:table-row>
          <table:table-cell>
            <text:p>5G NAS ID</text:p>
          </table:table-cell>
          <table:table-cell>
            <text:p>2025-09-30 05:26:4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54</text:p>
          </table:table-cell>
        </table:table-row>
        <table:table-row>
          <table:table-cell>
            <text:p>5G NAS ID</text:p>
          </table:table-cell>
          <table:table-cell>
            <text:p>2025-09-30 05:28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02</text:p>
          </table:table-cell>
        </table:table-row>
        <table:table-row>
          <table:table-cell>
            <text:p>5G NAS ID</text:p>
          </table:table-cell>
          <table:table-cell>
            <text:p>2025-09-30 05:29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c9</text:p>
          </table:table-cell>
        </table:table-row>
        <table:table-row>
          <table:table-cell>
            <text:p>5G NAS ID</text:p>
          </table:table-cell>
          <table:table-cell>
            <text:p>2025-09-30 05:3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42</text:p>
          </table:table-cell>
        </table:table-row>
        <table:table-row>
          <table:table-cell>
            <text:p>5G NAS ID</text:p>
          </table:table-cell>
          <table:table-cell>
            <text:p>2025-09-30 05:32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80</text:p>
          </table:table-cell>
        </table:table-row>
        <table:table-row>
          <table:table-cell>
            <text:p>5G NAS ID</text:p>
          </table:table-cell>
          <table:table-cell>
            <text:p>2025-09-30 05:3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70a</text:p>
          </table:table-cell>
        </table:table-row>
        <table:table-row>
          <table:table-cell>
            <text:p>5G NAS ID</text:p>
          </table:table-cell>
          <table:table-cell>
            <text:p>2025-09-30 05:35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0d</text:p>
          </table:table-cell>
        </table:table-row>
        <table:table-row>
          <table:table-cell>
            <text:p>5G NAS ID</text:p>
          </table:table-cell>
          <table:table-cell>
            <text:p>2025-09-30 05:36:4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98</text:p>
          </table:table-cell>
        </table:table-row>
        <table:table-row>
          <table:table-cell>
            <text:p>5G NAS ID</text:p>
          </table:table-cell>
          <table:table-cell>
            <text:p>2025-09-30 05:3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bd</text:p>
          </table:table-cell>
        </table:table-row>
        <table:table-row>
          <table:table-cell>
            <text:p>5G NAS ID</text:p>
          </table:table-cell>
          <table:table-cell>
            <text:p>2025-09-30 05:39:1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f6</text:p>
          </table:table-cell>
        </table:table-row>
        <table:table-row>
          <table:table-cell>
            <text:p>5G NAS ID</text:p>
          </table:table-cell>
          <table:table-cell>
            <text:p>2025-09-30 05:40:4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76</text:p>
          </table:table-cell>
        </table:table-row>
        <table:table-row>
          <table:table-cell>
            <text:p>5G NAS ID</text:p>
          </table:table-cell>
          <table:table-cell>
            <text:p>2025-09-30 05:4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23</text:p>
          </table:table-cell>
        </table:table-row>
        <table:table-row>
          <table:table-cell>
            <text:p>5G NAS ID</text:p>
          </table:table-cell>
          <table:table-cell>
            <text:p>2025-09-30 05:45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3c</text:p>
          </table:table-cell>
        </table:table-row>
        <table:table-row>
          <table:table-cell>
            <text:p>5G NAS ID</text:p>
          </table:table-cell>
          <table:table-cell>
            <text:p>2025-09-30 05:47:06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0d</text:p>
          </table:table-cell>
        </table:table-row>
        <table:table-row>
          <table:table-cell>
            <text:p>5G NAS ID</text:p>
          </table:table-cell>
          <table:table-cell>
            <text:p>2025-09-30 05:4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c1</text:p>
          </table:table-cell>
        </table:table-row>
        <table:table-row>
          <table:table-cell>
            <text:p>5G NAS ID</text:p>
          </table:table-cell>
          <table:table-cell>
            <text:p>2025-09-30 05:50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9b</text:p>
          </table:table-cell>
        </table:table-row>
        <table:table-row>
          <table:table-cell>
            <text:p>5G NAS ID</text:p>
          </table:table-cell>
          <table:table-cell>
            <text:p>2025-09-30 05:5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59</text:p>
          </table:table-cell>
        </table:table-row>
        <table:table-row>
          <table:table-cell>
            <text:p>5G NAS ID</text:p>
          </table:table-cell>
          <table:table-cell>
            <text:p>2025-09-30 05:55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5f</text:p>
          </table:table-cell>
        </table:table-row>
        <table:table-row>
          <table:table-cell>
            <text:p>5G NAS ID</text:p>
          </table:table-cell>
          <table:table-cell>
            <text:p>2025-09-30 05:56:4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03</text:p>
          </table:table-cell>
        </table:table-row>
        <table:table-row>
          <table:table-cell>
            <text:p>5G NAS ID</text:p>
          </table:table-cell>
          <table:table-cell>
            <text:p>2025-09-30 05:58:14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34</text:p>
          </table:table-cell>
        </table:table-row>
        <table:table-row>
          <table:table-cell>
            <text:p>5G NAS ID</text:p>
          </table:table-cell>
          <table:table-cell>
            <text:p>2025-09-30 06:00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86</text:p>
          </table:table-cell>
        </table:table-row>
        <table:table-row>
          <table:table-cell>
            <text:p>5G NAS ID</text:p>
          </table:table-cell>
          <table:table-cell>
            <text:p>2025-09-30 06:0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9f</text:p>
          </table:table-cell>
        </table:table-row>
        <table:table-row>
          <table:table-cell>
            <text:p>5G NAS ID</text:p>
          </table:table-cell>
          <table:table-cell>
            <text:p>2025-09-30 06:04:3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d4</text:p>
          </table:table-cell>
        </table:table-row>
        <table:table-row>
          <table:table-cell>
            <text:p>5G NAS ID</text:p>
          </table:table-cell>
          <table:table-cell>
            <text:p>2025-09-30 06:05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5b</text:p>
          </table:table-cell>
        </table:table-row>
        <table:table-row>
          <table:table-cell>
            <text:p>5G NAS ID</text:p>
          </table:table-cell>
          <table:table-cell>
            <text:p>2025-09-30 06:08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6b3</text:p>
          </table:table-cell>
        </table:table-row>
        <table:table-row>
          <table:table-cell>
            <text:p>5G NAS ID</text:p>
          </table:table-cell>
          <table:table-cell>
            <text:p>2025-09-30 06:09:1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10</text:p>
          </table:table-cell>
        </table:table-row>
        <table:table-row>
          <table:table-cell>
            <text:p>5G NAS ID</text:p>
          </table:table-cell>
          <table:table-cell>
            <text:p>2025-09-30 06:10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13</text:p>
          </table:table-cell>
        </table:table-row>
        <table:table-row>
          <table:table-cell>
            <text:p>5G NAS ID</text:p>
          </table:table-cell>
          <table:table-cell>
            <text:p>2025-09-30 06:1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39b</text:p>
          </table:table-cell>
        </table:table-row>
        <table:table-row>
          <table:table-cell>
            <text:p>5G NAS ID</text:p>
          </table:table-cell>
          <table:table-cell>
            <text:p>2025-09-30 06:15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cf</text:p>
          </table:table-cell>
        </table:table-row>
        <table:table-row>
          <table:table-cell>
            <text:p>5G NAS ID</text:p>
          </table:table-cell>
          <table:table-cell>
            <text:p>2025-09-30 06:18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b5</text:p>
          </table:table-cell>
        </table:table-row>
        <table:table-row>
          <table:table-cell>
            <text:p>5G NAS ID</text:p>
          </table:table-cell>
          <table:table-cell>
            <text:p>2025-09-30 06:19:3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2e</text:p>
          </table:table-cell>
        </table:table-row>
        <table:table-row>
          <table:table-cell>
            <text:p>5G NAS ID</text:p>
          </table:table-cell>
          <table:table-cell>
            <text:p>2025-09-30 06:20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4f</text:p>
          </table:table-cell>
        </table:table-row>
        <table:table-row>
          <table:table-cell>
            <text:p>5G NAS ID</text:p>
          </table:table-cell>
          <table:table-cell>
            <text:p>2025-09-30 06:2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d3</text:p>
          </table:table-cell>
        </table:table-row>
        <table:table-row>
          <table:table-cell>
            <text:p>5G NAS ID</text:p>
          </table:table-cell>
          <table:table-cell>
            <text:p>2025-09-30 06:25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43f</text:p>
          </table:table-cell>
        </table:table-row>
        <table:table-row>
          <table:table-cell>
            <text:p>5G NAS ID</text:p>
          </table:table-cell>
          <table:table-cell>
            <text:p>2025-09-30 06:28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5be</text:p>
          </table:table-cell>
        </table:table-row>
        <table:table-row>
          <table:table-cell>
            <text:p>5G NAS ID</text:p>
          </table:table-cell>
          <table:table-cell>
            <text:p>2025-09-30 06:30:4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07c</text:p>
          </table:table-cell>
        </table:table-row>
        <table:table-row>
          <table:table-cell>
            <text:p>5G NAS ID</text:p>
          </table:table-cell>
          <table:table-cell>
            <text:p>2025-09-30 06:32:07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24c</text:p>
          </table:table-cell>
        </table:table-row>
        <table:table-row>
          <table:table-cell>
            <text:p>5G NAS ID</text:p>
          </table:table-cell>
          <table:table-cell>
            <text:p>2025-09-30 06:33:15</text:p>
          </table:table-cell>
          <table:table-cell>
            <text:p/>
          </table:table-cell>
          <table:table-cell>
            <text:p>Registration accept</text:p>
          </table:table-cell>
          <table:table-cell>
            <text:p>5G-GUTI</text:p>
          </table:table-cell>
          <table:table-cell>
            <text:p>0xc0000168</text:p>
          </table:table-cell>
        </table:table-row>
      </table:table>
      <table:table table:name="Randomness Summary">
        <table:table-row>
          <table:table-cell table:style-name="HeaderCell">
            <text:p text:style-name="HeaderPara">Metric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Total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65</text:p>
          </table:table-cell>
        </table:table-row>
        <table:table-row>
          <table:table-cell>
            <text:p>Filtered by confirmation pairing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iltered retransmissions (10sec threshold)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Used Sample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65</text:p>
          </table:table-cell>
        </table:table-row>
        <table:table-row>
          <table:table-cell>
            <text:p>Unique ID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49</text:p>
          </table:table-cell>
        </table:table-row>
        <table:table-row>
          <table:table-cell table:style-name="BoldCell">
            <text:p text:style-name="HeaderPara">Collision Rat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0.0604</text:p>
          </table:table-cell>
        </table:table-row>
        <table:table-row>
          <table:table-cell table:style-name="BoldCell">
            <text:p text:style-name="HeaderPara">Status (Collision &l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Shannon H(values)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.9291</text:p>
          </table:table-cell>
        </table:table-row>
        <table:table-row>
          <table:table-cell>
            <text:p>Shannon H(values) [bits] (Miller–Madow)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.6042</text:p>
          </table:table-cell>
        </table:table-row>
        <table:table-row>
          <table:table-cell table:style-name="BoldCell">
            <text:p text:style-name="HeaderPara">H(values) normalized [0..1]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0.9961</text:p>
          </table:table-cell>
        </table:table-row>
        <table:table-row>
          <table:table-cell table:style-name="BoldCell">
            <text:p text:style-name="HeaderPara">Status (H_norm &gt; 0.99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Succ. Hamming pairs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48</text:p>
          </table:table-cell>
        </table:table-row>
        <table:table-row>
          <table:table-cell>
            <text:p>Succ. Hamming bit width per ID [bits]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2</text:p>
          </table:table-cell>
        </table:table-row>
        <table:table-row>
          <table:table-cell>
            <text:p>Succ. Hamming mean [bits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5.4677</text:p>
          </table:table-cell>
        </table:table-row>
        <table:table-row>
          <table:table-cell>
            <text:p>Succ. Hamming mean fraction [0..1]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0.1709</text:p>
          </table:table-cell>
        </table:table-row>
        <table:table-row>
          <table:table-cell>
            <text:p>Succ. Hamming z-scor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-58.6411</text:p>
          </table:table-cell>
        </table:table-row>
        <table:table-row>
          <table:table-cell table:style-name="BoldCell">
            <text:p text:style-name="HeaderPara">Succ. Hamming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</table:table-row>
        <table:table-row>
          <table:table-cell table:style-name="BoldCell">
            <text:p text:style-name="HeaderPara">Status (Succ. Hamming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nibbles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7913.9598</text:p>
          </table:table-cell>
        </table:table-row>
        <table:table-row>
          <table:table-cell>
            <text:p>Chi-square nibbles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 table:style-name="BoldCell">
            <text:p text:style-name="HeaderPara">Chi-square nibbles p-value</text:p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/>
          </table:table-cell>
          <table:table-cell table:style-name="BoldCell">
            <text:p text:style-name="HeaderPara">&lt; 1e-308</text:p>
          </table:table-cell>
        </table:table-row>
        <table:table-row>
          <table:table-cell table:style-name="BoldCell">
            <text:p text:style-name="HeaderPara">Status (Chi-square p &gt; 0.01)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  <table:table-cell table:style-name="BoldCell">
            <text:p text:style-name="HeaderPara">Fail</text:p>
          </table:table-cell>
        </table:table-row>
        <table:table-row>
          <table:table-cell>
            <text:p>Chi-square MSB (fir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3735.0000</text:p>
          </table:table-cell>
        </table:table-row>
        <table:table-row>
          <table:table-cell>
            <text:p>Chi-square MSB (fir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>
            <text:p>Chi-square MSB (fir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&lt; 1e-308</text:p>
          </table:table-cell>
        </table:table-row>
        <table:table-row>
          <table:table-cell>
            <text:p>Chi-square LSB (last nibble) statistic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9.6345</text:p>
          </table:table-cell>
        </table:table-row>
        <table:table-row>
          <table:table-cell>
            <text:p>Chi-square LSB (last nibble) d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>
            <text:p>Chi-square LSB (last nibble) p-value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>8.43e-01</text:p>
          </table:table-cell>
        </table:table-row>
        <table:table-row/>
        <table:table-row>
          <table:table-cell table:style-name="HeaderCell">
            <text:p text:style-name="HeaderPara">All Nibbles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59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72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8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2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69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6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7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55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1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2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7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3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78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4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31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8</text:p>
          </table:table-cell>
        </table:table-row>
        <table:table-row/>
        <table:table-row>
          <table:table-cell table:style-name="HeaderCell">
            <text:p text:style-name="HeaderPara">First Nibble (M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49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</table:table-row>
        <table:table-row/>
        <table:table-row>
          <table:table-cell table:style-name="HeaderCell">
            <text:p text:style-name="HeaderPara">Last Nibble (LSB)</text:p>
          </table:table-cell>
          <table:table-cell table:style-name="HeaderCell">
            <text:p text:style-name="HeaderPara">2G CS (TMSI)</text:p>
          </table:table-cell>
          <table:table-cell table:style-name="HeaderCell">
            <text:p text:style-name="HeaderPara">2G PS (PTMSI)</text:p>
          </table:table-cell>
          <table:table-cell table:style-name="HeaderCell">
            <text:p text:style-name="HeaderPara">3G NAS CS (TMSI)</text:p>
          </table:table-cell>
          <table:table-cell table:style-name="HeaderCell">
            <text:p text:style-name="HeaderPara">3G NAS PS (PTMSI)</text:p>
          </table:table-cell>
          <table:table-cell table:style-name="HeaderCell">
            <text:p text:style-name="HeaderPara">4G NAS (MTMSI)</text:p>
          </table:table-cell>
          <table:table-cell table:style-name="HeaderCell">
            <text:p text:style-name="HeaderPara">5G NAS (5G-S-TMSI)</text:p>
          </table:table-cell>
        </table:table-row>
        <table:table-row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3</text:p>
          </table:table-cell>
        </table:table-row>
        <table:table-row>
          <table:table-cell>
            <text:p>1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2</text:p>
          </table:table-cell>
        </table:table-row>
        <table:table-row>
          <table:table-cell>
            <text:p>2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21</text:p>
          </table:table-cell>
        </table:table-row>
        <table:table-row>
          <table:table-cell>
            <text:p>3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9</text:p>
          </table:table-cell>
        </table:table-row>
        <table:table-row>
          <table:table-cell>
            <text:p>4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8</text:p>
          </table:table-cell>
        </table:table-row>
        <table:table-row>
          <table:table-cell>
            <text:p>5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0</text:p>
          </table:table-cell>
        </table:table-row>
        <table:table-row>
          <table:table-cell>
            <text:p>6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  <table:table-row>
          <table:table-cell>
            <text:p>7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9</text:p>
          </table:table-cell>
        </table:table-row>
        <table:table-row>
          <table:table-cell>
            <text:p>8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</text:p>
          </table:table-cell>
        </table:table-row>
        <table:table-row>
          <table:table-cell>
            <text:p>9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</text:p>
          </table:table-cell>
        </table:table-row>
        <table:table-row>
          <table:table-cell>
            <text:p>A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  <table:table-row>
          <table:table-cell>
            <text:p>B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  <table:table-row>
          <table:table-cell>
            <text:p>C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5</text:p>
          </table:table-cell>
        </table:table-row>
        <table:table-row>
          <table:table-cell>
            <text:p>D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</text:p>
          </table:table-cell>
        </table:table-row>
        <table:table-row>
          <table:table-cell>
            <text:p>E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7</text:p>
          </table:table-cell>
        </table:table-row>
        <table:table-row>
          <table:table-cell>
            <text:p>F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0</text:p>
          </table:table-cell>
          <table:table-cell>
            <text:p>16</text:p>
          </table:table-cell>
        </table:table-row>
      </table:table>
      <table:table table:name="Paging Summary">
        <table:table-row>
          <table:table-cell table:style-name="HeaderCell">
            <text:p text:style-name="HeaderPara">Generation</text:p>
          </table:table-cell>
          <table:table-cell table:style-name="HeaderCell">
            <text:p text:style-name="HeaderPara">Paging Messages</text:p>
          </table:table-cell>
          <table:table-cell table:style-name="HeaderCell">
            <text:p text:style-name="HeaderPara">IMSI IDs</text:p>
          </table:table-cell>
          <table:table-cell table:style-name="HeaderCell">
            <text:p text:style-name="HeaderPara">Status</text:p>
          </table:table-cell>
        </table:table-row>
        <table:table-row>
          <table:table-cell>
            <text:p>2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3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4G</text:p>
          </table:table-cell>
          <table:table-cell>
            <text:p>0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  <table:table-row>
          <table:table-cell>
            <text:p>5G</text:p>
          </table:table-cell>
          <table:table-cell>
            <text:p>138</text:p>
          </table:table-cell>
          <table:table-cell>
            <text:p>0</text:p>
          </table:table-cell>
          <table:table-cell table:style-name="BoldCell">
            <text:p text:style-name="HeaderPara">Pas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fo="urn:oasis:names:tc:opendocument:xmlns:xsl-fo-compatible:1.0" office:version="1.2">
  <office:meta>
    <meta:generator>ODFPY/1.4.1</meta:generator>
  </office:meta>
</office:document-meta>
</file>